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officeooo:rsid="00150ab9" officeooo:paragraph-rsid="00150ab9"/>
    </style:style>
    <style:style style:name="P3" style:family="paragraph" style:parent-style-name="Text_20_body">
      <style:paragraph-properties fo:text-align="center" style:justify-single-word="false"/>
      <style:text-properties style:text-underline-style="solid" style:text-underline-width="auto" style:text-underline-color="font-color" officeooo:rsid="001639e4" officeooo:paragraph-rsid="001639e4"/>
    </style:style>
    <style:style style:name="P4" style:family="paragraph" style:parent-style-name="Text_20_body">
      <style:text-properties style:text-underline-style="solid" style:text-underline-width="auto" style:text-underline-color="font-color" officeooo:rsid="002a4de2" officeooo:paragraph-rsid="002a4de2"/>
    </style:style>
    <style:style style:name="P5" style:family="paragraph" style:parent-style-name="Text_20_body">
      <style:text-properties style:text-underline-style="solid" style:text-underline-width="auto" style:text-underline-color="font-color" officeooo:rsid="002b7985" officeooo:paragraph-rsid="002b7985"/>
    </style:style>
    <style:style style:name="P6" style:family="paragraph" style:parent-style-name="Text_20_body">
      <style:text-properties officeooo:rsid="001ecd03" officeooo:paragraph-rsid="001ecd03"/>
    </style:style>
    <style:style style:name="P7" style:family="paragraph" style:parent-style-name="Text_20_body">
      <style:text-properties officeooo:rsid="00244ba4" officeooo:paragraph-rsid="00244ba4"/>
    </style:style>
    <style:style style:name="P8" style:family="paragraph" style:parent-style-name="Text_20_body">
      <style:text-properties style:text-underline-style="none" officeooo:rsid="002a4de2" officeooo:paragraph-rsid="002a4de2"/>
    </style:style>
    <style:style style:name="P9" style:family="paragraph" style:parent-style-name="Text_20_body">
      <style:text-properties style:text-underline-style="none" officeooo:rsid="002b7985" officeooo:paragraph-rsid="002b7985"/>
    </style:style>
    <style:style style:name="P10" style:family="paragraph" style:parent-style-name="Text_20_body">
      <style:text-properties style:text-underline-style="none" officeooo:rsid="003c3ce0" officeooo:paragraph-rsid="002a4de2"/>
    </style:style>
    <style:style style:name="P11" style:family="paragraph" style:parent-style-name="Text_20_body">
      <style:paragraph-properties fo:text-align="start" style:justify-single-word="false"/>
      <style:text-properties style:text-underline-style="none" officeooo:rsid="002604a1" officeooo:paragraph-rsid="001639e4"/>
    </style:style>
    <style:style style:name="P12" style:family="paragraph" style:parent-style-name="Text_20_body">
      <style:text-properties officeooo:rsid="0028b7de" officeooo:paragraph-rsid="0028b7de"/>
    </style:style>
    <style:style style:name="P13" style:family="paragraph" style:parent-style-name="Text_20_body">
      <style:text-properties fo:font-style="normal" officeooo:rsid="0027b6cd" officeooo:paragraph-rsid="00244ba4" style:font-style-asian="normal" style:font-style-complex="normal"/>
    </style:style>
    <style:style style:name="P14" style:family="paragraph" style:parent-style-name="Subtitle">
      <style:text-properties officeooo:rsid="001639e4" officeooo:paragraph-rsid="001639e4"/>
    </style:style>
    <style:style style:name="P15" style:family="paragraph" style:parent-style-name="Title">
      <style:text-properties officeooo:rsid="001639e4" officeooo:paragraph-rsid="001639e4"/>
    </style:style>
    <style:style style:name="P16" style:family="paragraph" style:parent-style-name="Text_20_body">
      <style:paragraph-properties fo:break-before="page"/>
      <style:text-properties style:text-underline-style="solid" style:text-underline-width="auto" style:text-underline-color="font-color" officeooo:rsid="002a4de2" officeooo:paragraph-rsid="002a4de2"/>
    </style:style>
    <style:style style:name="P17" style:family="paragraph" style:parent-style-name="Contents_20_Heading">
      <style:paragraph-properties fo:break-before="page"/>
    </style:style>
    <style:style style:name="P18" style:family="paragraph" style:parent-style-name="Contents_20_1">
      <style:paragraph-properties>
        <style:tab-stops>
          <style:tab-stop style:position="17cm" style:type="right" style:leader-style="dotted" style:leader-text="."/>
        </style:tab-stops>
      </style:paragraph-properties>
    </style:style>
    <style:style style:name="P19" style:family="paragraph" style:parent-style-name="Heading_20_1">
      <style:paragraph-properties fo:break-before="page"/>
      <style:text-properties officeooo:rsid="00174c5e" officeooo:paragraph-rsid="00174c5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officeooo:rsid="0027b6cd" style:font-style-asian="normal" style:font-style-complex="normal"/>
    </style:style>
    <style:style style:name="T4" style:family="text">
      <style:text-properties fo:font-style="normal" officeooo:rsid="0028b7de" style:font-style-asian="normal" style:font-style-complex="normal"/>
    </style:style>
    <style:style style:name="T5" style:family="text">
      <style:text-properties fo:font-style="normal" officeooo:rsid="0029a6f6" style:font-style-asian="normal" style:font-style-complex="normal"/>
    </style:style>
    <style:style style:name="T6" style:family="text">
      <style:text-properties style:text-underline-style="none"/>
    </style:style>
    <style:style style:name="T7" style:family="text">
      <style:text-properties style:text-underline-style="none" officeooo:rsid="002ba3ac"/>
    </style:style>
    <style:style style:name="T8" style:family="text">
      <style:text-properties style:text-underline-style="none" officeooo:rsid="002c6140"/>
    </style:style>
    <style:style style:name="T9" style:family="text">
      <style:text-properties style:text-underline-style="none" officeooo:rsid="002cc05b"/>
    </style:style>
    <style:style style:name="T10" style:family="text">
      <style:text-properties style:text-underline-style="none" officeooo:rsid="002dc602"/>
    </style:style>
    <style:style style:name="T11" style:family="text">
      <style:text-properties style:text-underline-style="none" officeooo:rsid="002f8d53"/>
    </style:style>
    <style:style style:name="T12" style:family="text">
      <style:text-properties style:text-underline-style="none" officeooo:rsid="00308376"/>
    </style:style>
    <style:style style:name="T13" style:family="text">
      <style:text-properties style:text-underline-style="none" officeooo:rsid="00311744"/>
    </style:style>
    <style:style style:name="T14" style:family="text">
      <style:text-properties style:text-underline-style="none" officeooo:rsid="0032d871"/>
    </style:style>
    <style:style style:name="T15" style:family="text">
      <style:text-properties style:text-underline-style="none" officeooo:rsid="0034965c"/>
    </style:style>
    <style:style style:name="T16" style:family="text">
      <style:text-properties style:text-underline-style="none" officeooo:rsid="00368d61"/>
    </style:style>
    <style:style style:name="T17" style:family="text">
      <style:text-properties style:text-underline-style="none" officeooo:rsid="00386c74"/>
    </style:style>
    <style:style style:name="T18" style:family="text">
      <style:text-properties style:text-underline-style="none" officeooo:rsid="003a4548"/>
    </style:style>
    <style:style style:name="T19" style:family="text">
      <style:text-properties style:text-underline-style="none" officeooo:rsid="003c3ce0"/>
    </style:style>
    <style:style style:name="T20" style:family="text">
      <style:text-properties style:text-underline-style="none" officeooo:rsid="003dcb7f"/>
    </style:style>
    <style:style style:name="T21" style:family="text">
      <style:text-properties style:text-underline-style="none" officeooo:rsid="003ea051"/>
    </style:style>
    <style:style style:name="T22" style:family="text">
      <style:text-properties style:text-underline-style="none" officeooo:rsid="003ff7e0"/>
    </style:style>
    <style:style style:name="T23" style:family="text">
      <style:text-properties style:text-underline-style="none" officeooo:rsid="00416498"/>
    </style:style>
    <style:style style:name="T24" style:family="text">
      <style:text-properties style:text-underline-style="none" officeooo:rsid="00429f15"/>
    </style:style>
    <style:style style:name="T25" style:family="text">
      <style:text-properties style:text-underline-style="none" officeooo:rsid="0044755e"/>
    </style:style>
    <style:style style:name="T26" style:family="text">
      <style:text-properties style:text-underline-style="none" officeooo:rsid="0044e2c1"/>
    </style:style>
    <style:style style:name="T27" style:family="text">
      <style:text-properties style:text-underline-style="none" officeooo:rsid="004507cd"/>
    </style:style>
    <style:style style:name="T28" style:family="text">
      <style:text-properties style:text-underline-style="none" officeooo:rsid="00457949"/>
    </style:style>
    <style:style style:name="T29" style:family="text">
      <style:text-properties style:text-underline-style="none" officeooo:rsid="0046a6c1"/>
    </style:style>
    <style:style style:name="T30" style:family="text">
      <style:text-properties style:text-underline-style="none" officeooo:rsid="0046f5b5"/>
    </style:style>
    <style:style style:name="T31" style:family="text">
      <style:text-properties style:text-underline-style="none" officeooo:rsid="004e3f5e"/>
    </style:style>
    <style:style style:name="T32" style:family="text">
      <style:text-properties officeooo:rsid="004a6da2"/>
    </style:style>
    <style:style style:name="T33" style:family="text">
      <style:text-properties officeooo:rsid="004b190d"/>
    </style:style>
    <style:style style:name="T34" style:family="text">
      <style:text-properties officeooo:rsid="00516beb"/>
    </style:style>
    <style:style style:name="T35" style:family="text">
      <style:text-properties officeooo:rsid="005608b4"/>
    </style:style>
    <style:style style:name="T36" style:family="text">
      <style:text-properties officeooo:rsid="00567fde"/>
    </style:style>
    <style:style style:name="T37" style:family="text">
      <style:text-properties officeooo:rsid="005bfa80"/>
    </style:style>
    <style:style style:name="T38" style:family="text">
      <style:text-properties officeooo:rsid="005d2ddc"/>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5">Systèmes immunitaires artificiels</text:p>
      <text:p text:style-name="P14">Le Voyageur de Commerce</text:p>
      <text:p text:style-name="P3"/>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7">Table des matières</text:p>
          </text:index-title>
          <text:p text:style-name="P18"><text:a xlink:type="simple" xlink:href="#__RefHeading___Toc190_70592325" text:style-name="Index_20_Link" text:visited-style-name="Index_20_Link">Travail réalisé :<text:tab/>3</text:a></text:p>
          <text:p text:style-name="P18"><text:a xlink:type="simple" xlink:href="#__RefHeading___Toc192_70592325" text:style-name="Index_20_Link" text:visited-style-name="Index_20_Link">Choix d’implémentation :<text:tab/>4</text:a></text:p>
          <text:p text:style-name="P18"><text:a xlink:type="simple" xlink:href="#__RefHeading___Toc194_70592325" text:style-name="Index_20_Link" text:visited-style-name="Index_20_Link">Influence des paramètres :<text:tab/>6</text:a></text:p>
        </text:index-body>
      </text:table-of-content>
      <text:p text:style-name="P11"/>
      <text:h text:style-name="P19" text:outline-level="1"><text:bookmark-start text:name="__RefHeading___Toc190_70592325"/>Travail réalisé :<text:bookmark-end text:name="__RefHeading___Toc190_70592325"/></text:h>
      <text:p text:style-name="P7"><text:tab/>Le problème qui nous a été proposé est celui du voyageur de commerce. Le voyageur doit parcourir <text:span text:style-name="T1">n</text:span><text:span text:style-name="T2"> villes avec le chemin le plus court possible. Un algorithme de base nous a été donné, et nous devions réaliser cette recherche via un système immunitaire artificiel.</text:span></text:p>
      <text:p text:style-name="P7"><text:span text:style-name="T2"><text:tab/></text:span><text:span text:style-name="T3">La base de l’algorithme se constituait d’une population d’anticorps </text:span><text:span text:style-name="T4">représentant</text:span><text:span text:style-name="T3"> les </text:span><text:span text:style-name="T4">différentes</text:span><text:span text:style-name="T3"> solutions. Le but était de traiter par mutations sur ces anticorps afin de trouver le chemin optimal.</text:span></text:p>
      <text:p text:style-name="P12"><text:span text:style-name="T3"><text:tab/>U</text:span><text:span text:style-name="T2">n code a trous nous a été donné, et il nous a été demandé de compléter certaines fonctions que nous détaillerons dans la partie 2. Dans anticorps.c : La fonction muteAc(), gérant la façon dont les anticorps sont mutés. Dans population.c : La fonction mutationClones(), permettant de faire muter les clones, en utilisant la fonction muteAc(). La fonction selectionMeilleursEtClonesMutes(), qui permettait de comparer et garder les meilleurs entre les anticorps les plus efficaces et leurs clones mutés. La fonction remplacementMoinsBons() permet, elle, de régénérer aléatoirement le pourcentage d’anticorps les plus mauvais passé en paramètre. Et enfin, la fonction mutationMoinsBons() qui fait muter les plus mauvais anticorps a chaque tour.</text:span></text:p>
      <text:p text:style-name="P12"><text:span text:style-name="T2"><text:tab/></text:span><text:span text:style-name="T5">Enfin, nous avons étudié et composé la boucle du main() de ais.c, composant le programme principal.</text:span></text:p>
      <text:p text:style-name="P7"><text:span text:style-name="T3"><text:tab/>Le programme en lui même est influencé par cinq paramètres. La taille de la population, le pourcentage cloné, le pourcentage remplacé, le nombre de générations, et la fréquence de remplacement. Tous ces paramètres agiront sur la vites</text:span><text:span text:style-name="T4">s</text:span><text:span text:style-name="T3">e et l’efficacité de traitement, comme nous le </text:span><text:span text:style-name="T4">verrons</text:span><text:span text:style-name="T3"> dans la partie 3.</text:span></text:p>
      <text:p text:style-name="P13"><text:tab/></text:p>
      <text:h text:style-name="P19" text:outline-level="1"><text:bookmark-start text:name="__RefHeading___Toc192_70592325"/>Choix d’implémentation :<text:bookmark-end text:name="__RefHeading___Toc192_70592325"/></text:h>
      <text:p text:style-name="P4">muteAc(Ac *ac,int nbMutations) :</text:p>
      <text:p text:style-name="P4"><text:span text:style-name="T6"><text:tab/></text:span><text:span text:style-name="T7">Pour muteAc(), nous avons décidé d’implémenter deux types de mutation possibles. La première est un simple échange de deux valeurs choisies aléatoirement, et la deuxième un</text:span><text:span text:style-name="T8">e inversion</text:span><text:span text:style-name="T7"> compl</text:span><text:span text:style-name="T8">è</text:span><text:span text:style-name="T7">t</text:span><text:span text:style-name="T8">e</text:span><text:span text:style-name="T7"> des valeurs comprises entre ces deux bornes.</text:span></text:p>
      <text:p text:style-name="P4"><text:span text:style-name="T7"><text:tab/></text:span><text:span text:style-name="T8">Nous n’avions d’abord qu’implémenté l’échange. Cependant, cette mutation est très légère, et ne permettait pas une très grande variation de l’anticorps de base. Nous avons alors décidé de mettre en œuvre l’inversion, mais nous nous retrouvions alors avec des changements trop grands, parfois pouvant complètement transformer l’anticorps de base. Il nous fallait alors une possibilité d’avoir les deux.</text:span></text:p>
      <text:p text:style-name="P4"><text:span text:style-name="T8"><text:tab/>Un switch case a alors été mis en place. A l’appel de la fonction, l’utilisateur lui donne un nombre de mutations a effectuer </text:span><text:span text:style-name="T11">(nbMutations)</text:span><text:span text:style-name="T8">. Au début de chaque tour de boucle, le programme choisira alors aléatoirement entre les deux types de mutations afin de fournir à la fois la possibilité d’avoir une mutation légère, et une autre plus importante.</text:span></text:p>
      <text:p text:style-name="P4"><text:span text:style-name="T8"><text:tab/></text:span><text:span text:style-name="T9">Dans les deux mutations, nous nous sommes bien assurés d’avoir des valeurs val1 et val2 différentes, et également à échanger les deux valeurs si nous avions val1 &gt; val2, pour que le parcours d’échange se fasse correctement.</text:span></text:p>
      <text:p text:style-name="P4"><text:span text:style-name="T9"><text:tab/></text:span><text:span text:style-name="T10">A la fin de </text:span><text:span text:style-name="T11">l’exécution</text:span><text:span text:style-name="T10"> de tous les tours de boucle, le coût de l’anticorps résultant est recalculé.</text:span></text:p>
      <text:p text:style-name="P4">mutationClones(Population *population) :</text:p>
      <text:p text:style-name="P4"><text:span text:style-name="T6"><text:tab/></text:span><text:span text:style-name="T12">Puisque les anticorps sont triés du moins bon au meilleur, </text:span><text:span text:style-name="T13">il y en a donc des plus efficaces que d’autres. </text:span><text:span text:style-name="T14">Les moins efficaces pourront donc être sujets à plus de mutations afin de les modifier plus en profondeur. </text:span></text:p>
      <text:p text:style-name="P4"><text:span text:style-name="T14"><text:tab/>Nous commençons donc par récupérer le nombre de clones dans notre population, afin de savoir sur combien de boucles nous devons itérer. <text:s/>Le facteur de mutation, c’est-à-dire le nombre de fois que nous ferons muter l’anticorps, est fixé à 4, et</text:span><text:span text:style-name="T15"> se réduira pour chaque </text:span><text:span text:style-name="T17">ti</text:span><text:span text:style-name="T18">e</text:span><text:span text:style-name="T17">rs.</text:span><text:span text:style-name="T15"> Dans notre boucle, chaque clone est traité </text:span><text:span text:style-name="T16">gr</text:span><text:span text:style-name="T18">â</text:span><text:span text:style-name="T16">ce à muteAc. Le nombre de mutation passé en </text:span><text:span text:style-name="T20">paramètre</text:span><text:span text:style-name="T16"> sera mut</text:span><text:span text:style-name="T18">a</text:span><text:span text:style-name="T16">Factor. Nous aurons donc 4 mutations pour le plus mauvais des clones, et nous passons directement à 3 mutations pour le plus mauvais ti</text:span><text:span text:style-name="T18">e</text:span><text:span text:style-name="T16">r</text:span><text:span text:style-name="T17">s</text:span><text:span text:style-name="T16">. Le second ti</text:span><text:span text:style-name="T18">e</text:span><text:span text:style-name="T16">r</text:span><text:span text:style-name="T18">s</text:span><text:span text:style-name="T16"> sera muté deux fois, et enfin, le meilleur ne subira qu’une seule mutation. </text:span></text:p>
      <text:p text:style-name="P4"><text:span text:style-name="T16"><text:tab/></text:span><text:span text:style-name="T19">Nous avons essayé au delà d’un facteur de 4 mutations, mais les changements commençaient à devenir trop importants et dénaturaient les propriétés de base intéressantes du clone.</text:span></text:p>
      <text:p text:style-name="P10"/>
      <text:p text:style-name="P10"/>
      <text:p text:style-name="P4"/>
      <text:p text:style-name="P16">selectionMeilleursEtClonesMutes(Population *population) :</text:p>
      <text:p text:style-name="P4"><text:span text:style-name="T6"><text:tab/></text:span><text:span text:style-name="T21">Le choix qui a été retenu </text:span><text:span text:style-name="T22">pour cette fonction est la comparaison 2 à 2. C’est à dire que lorsque la mutation est effectuée, on compare le clone </text:span><text:span text:style-name="T23">muté </text:span><text:span text:style-name="T22">avec l’original, et on retient le meilleur des deux par un remplacement de pointeurs. </text:span><text:span text:style-name="T23">Pour cela, on compare simplement le coût des deux anticorps, puisqu’ils sont mis à jour à chaque tour de muteAc().</text:span></text:p>
      <text:p text:style-name="P4"><text:span text:style-name="T23"><text:tab/></text:span><text:span text:style-name="T24">Nous avons essayé une comparaison par tri de sous-population </text:span><text:span text:style-name="T25">en triant l’ensemble des clones et des anticorps de base. </text:span><text:span text:style-name="T26">M</text:span><text:span text:style-name="T24">ais le traitement étant bien plus important, une comparaison complète de tous les anticorps entre eux devait être effectuée, suivie d’une comparaison deux à deux. Le volume de calcul </text:span><text:span text:style-name="T25">à</text:span><text:span text:style-name="T24"> chaque tour de boucle devenait alors très important, ralentissant alors </text:span><text:span text:style-name="T25">énormément</text:span><text:span text:style-name="T24"> le programme comparé à une comparaison deux à deux.</text:span></text:p>
      <text:p text:style-name="P4"><text:span text:style-name="T24"><text:tab/></text:span><text:span text:style-name="T27">Le coût de calcul par rapport à l’amélioration des résultats n’était donc tout simplement pas viable. </text:span><text:span text:style-name="T28">Nous avons alors choisi de rester sur une comparaison deux à deux.</text:span></text:p>
      <text:p text:style-name="P4"><text:span text:style-name="T28"><text:tab/></text:span><text:span text:style-name="T31">De plus, le fait de trier complètement une sous population créait une certaine répétition. Le fait de conserver le deux à deux nous permet également de garder une population plus diverse dans ses approches de la solution.</text:span></text:p>
      <text:p text:style-name="P4">remplacementMoinsBons(Population *population, int nbNouveaux) :</text:p>
      <text:p text:style-name="P4"><text:span text:style-name="T6"><text:tab/></text:span><text:span text:style-name="T29">Ici, lorsque la fonction est appelée, </text:span><text:span text:style-name="T30">les plus mauvais individus de la population sont entièrement régénérés. Une fois que tous les traitements ont été faits, la population est retriée.</text:span></text:p>
      <text:p text:style-name="P4">mutationMoinsBons(Population *population) :</text:p>
      <text:p text:style-name="P8"><text:tab/><text:span text:style-name="T32">La technique utilisée ici est la même que pour mutationClones(). On prends la partie de la population qui n’a pas été retenue pour être clonée. Le plus mauvais de tous les anticorps est muté 4 fois, puis le plus mauvais tiers 3 fois, le second tiers 2 fois, et le meilleur tiers des plus mauvais est muté une fois.</text:span></text:p>
      <text:p text:style-name="P5">ais.c :</text:p>
      <text:p text:style-name="P9"><text:tab/><text:span text:style-name="T33">Pour ais.c, nous avons complété le main. Le squelette était déjà présent, et nous avons rempli le comportement du programme pour chaque tour de boucle. Tout d’abord, les meilleurs éléments sont clonés, puis nous mutons ces clones. Les résultats sont ensuite comparés, et éventuellement remplacés. Si nous sommes dans un tour i % nbGenerationsInjection, alors le pourcentage de remplacement décidé par l’utilisateur est régénéré aléatoirement parmi les plus mauvais individus. Nous trions alors la nouvelle population. Une mutation des moins bons est effectués, et un tri est de nouveau fait, avec une mise à jour du meilleur individu.</text:span></text:p>
      <text:h text:style-name="P19" text:outline-level="1"><text:bookmark-start text:name="__RefHeading___Toc194_70592325"/>Influence des paramètres :<text:bookmark-end text:name="__RefHeading___Toc194_70592325"/></text:h>
      <text:p text:style-name="P6"><text:tab/><text:span text:style-name="T34">Au fil de nos tests, nous avons pu constater que l’algorithme était plus efficace lorsque l’addition du pourcentage de la population clonée et celle régénérée est égale à 100 %. En effet, après avoir effectué plusieurs tests sur un divers nombre de villes, il semblerait que 70 % de clones soit la valeur la plus efficace pour des résultats rapides et corrects. Et donc, 30 % de regénération. </text:span></text:p>
      <text:p text:style-name="P6"><text:tab/><text:span text:style-name="T35">Nous avons pu constater que lorsque nous choisissions une petite population, la vitesse d’exécution était bien plus rapide, car moins de traitements sont à faire. Il nous faut cependant un nombre de générations plus important. La population ne doit pas être trop petite néanmoins. Car sinon, nous ne pouvons alors nous fier qu’aux remplacement, ce qui nous donne un résultat quasi-aléatoire, et donc peu fiable.</text:span></text:p>
      <text:p text:style-name="P6"><text:tab/><text:span text:style-name="T36">Si la population est grande, il faudra alors un nombre de générations moindre, mais le prix des calculs étant bien plus important, le temps d’exécution sera exponentiel par rapport à une population moyenne disposant d’un grand nombre de tours de boucle. Par exemple, avec une population de 5000 plutôt que de 500, nous avions en moyenne 200 tous de boucle de moins, mais plus du double du temps de traitement.</text:span></text:p>
      <text:p text:style-name="P6"><text:tab/><text:span text:style-name="T37">Puisque le nombre de villes de base que nous avons décidé de traiter est de 30, nous avons trouvé les paramètres optimaux pour son exécution. Nous avons trouvé qu’une population de 500 anticorps, se clonant a 70 % et se regénérant à 30 % toutes les 50 générations sur un total de 2000 générations était l’optimum. En général, le traitement se termine avec le chemin optimal aux alentours de 1300 tours en environ deux secondes.</text:span></text:p>
      <text:p text:style-name="P6"><text:tab/><text:span text:style-name="T38">Lors d’un test avec 100 villes, nous considérons comme acceptable un résultat avec un score entre 100 et 110. Le temps d’exécution avec 20.000 générations et les autres mêmes paramètres est d’environ 5 secondes pour un score de 104. Le résultat n’est donc pas optimal, mais largement qu’acceptable. Un résultat encore plus rapide est possible avec une population encore plus petite, mais comme dit plus haut, cela relève maintenant quasiment de l’aléatoire avec les remplacements. Seul le meilleur individu est conservé. Les résultats pour une petite population sur un grand nombre de villes n’est donc pas fiable. Cependant, cela permet à l’algorithme de ne pas se bloquer dans une configuration particulière, et la très petite population permet une exécution très rapide. Le résultat trouvé ne sera donc généralement pas optimal, mais néanmoins acceptab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9T11:43:08.442000000</meta:creation-date>
    <dc:date>2020-11-13T09:30:17.042000000</dc:date>
    <meta:editing-duration>PT2H4M26S</meta:editing-duration>
    <meta:editing-cycles>79</meta:editing-cycles>
    <meta:generator>LibreOffice/6.1.3.2$Windows_X86_64 LibreOffice_project/86daf60bf00efa86ad547e59e09d6bb77c699acb</meta:generator>
    <meta:document-statistic meta:table-count="0" meta:image-count="0" meta:object-count="0" meta:page-count="6" meta:paragraph-count="42" meta:word-count="1472" meta:character-count="9219" meta:non-whitespace-character-count="7758"/>
  </office:meta>
</office:document-meta>
</file>